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1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25cm" fo:min-width="7.5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4.05cm" fo:min-width="6.8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3.05cm" fo:min-width="5.4cm" draw:shadow="hidden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0.55cm" fo:min-width="6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45cm" fo:min-width="5.7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75cm" fo:min-width="7.1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9.75cm" fo:min-width="12.5cm"/>
    </style:style>
    <style:style style:name="gr12" style:family="graphic" style:parent-style-name="standard">
      <style:graphic-properties draw:textarea-horizontal-align="justify" draw:textarea-vertical-align="middle" draw:auto-grow-height="false" fo:min-height="0.584cm" fo:min-width="2.377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584cm" fo:min-width="3.482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.77cm" fo:min-width="2.37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584cm" fo:min-width="1.908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306cm" fo:min-width="2.186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214cm" fo:min-width="1.26cm" fo:wrap-option="no-wrap"/>
    </style:style>
    <style:style style:name="gr18" style:family="graphic" style:parent-style-name="standard">
      <style:graphic-properties draw:fill-color="#f10d0c" draw:textarea-horizontal-align="justify" draw:textarea-vertical-align="middle" draw:auto-grow-height="false" fo:min-height="0.77cm" fo:min-width="3.76cm" fo:wrap-option="no-wrap"/>
    </style:style>
    <style:style style:name="gr19" style:family="graphic" style:parent-style-name="standard">
      <style:graphic-properties draw:textarea-horizontal-align="justify" draw:textarea-vertical-align="top" draw:auto-grow-height="false" fo:min-height="2.066cm" fo:min-width="6.168cm" fo:wrap-option="no-wrap"/>
    </style:style>
    <style:style style:name="gr20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7.5pt" style:font-size-asian="7.5pt" style:font-size-complex="7.5pt"/>
    </style:style>
    <style:style style:name="P5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9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0" style:family="paragraph">
      <style:paragraph-properties fo:text-align="center"/>
      <style:text-properties fo:font-size="5.5pt" style:font-size-asian="5.5pt" style:font-size-complex="5.5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loext:graphic-properties draw:fill-color="#f10d0c"/>
      <style:paragraph-properties fo:text-align="start"/>
      <style:text-properties fo:font-size="5.5pt" style:font-size-asian="5.5pt" style:font-size-complex="5.5pt"/>
    </style:style>
    <style:style style:name="P13" style:family="paragraph">
      <style:paragraph-properties style:text-autospace="none"/>
      <style:text-properties fo:font-size="5.5pt" style:font-size-asian="5.5pt" style:font-size-complex="5.5pt"/>
    </style:style>
    <style:style style:name="P14" style:family="paragraph">
      <loext:graphic-properties draw:fill-color="#ffffff" draw:opacity="0%"/>
      <style:paragraph-properties fo:text-align="center"/>
      <style:text-properties fo:background-color="transparen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5.5pt" style:font-size-asian="5.5pt" style:font-size-complex="5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AR PL UKai HK" fo:font-size="5.5pt" fo:font-style="normal" fo:text-shadow="none" style:text-underline-style="none" fo:font-weight="bold" style:letter-kerning="true" style:font-name-asian="AR PL UKai HK" style:font-size-asian="5.5pt" style:font-style-asian="normal" style:font-weight-asian="bold" style:font-name-complex="AR PL UKai HK" style:font-size-complex="5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6.4cm" svg:height="1.4cm" svg:x="6.1cm" svg:y="5.5cm">
          <text:p text:style-name="P1"><text:span text:style-name="T1">fu</text:span><text:span text:style-name="T1">nc </text:span><text:span text:style-name="T1">(c </text:span><text:span text:style-name="T1">*C</text:span><text:span text:style-name="T1">lie</text:span><text:span text:style-name="T1">nt) </text:span><text:span text:style-name="T1">Se</text:span><text:span text:style-name="T1">t(it</text:span><text:span text:style-name="T1">e</text:span><text:span text:style-name="T1">m </text:span><text:span text:style-name="T1">*It</text:span><text:span text:style-name="T1">e</text:span><text:span text:style-name="T1">m) </text:span><text:span text:style-name="T1">err</text:span><text:span text:style-name="T1">or </text:span><text:span text:style-name="T1">{</text:span></text:p>
          <text:p text:style-name="P1"><text:span text:style-name="T2"><text:s text:c="4"/></text:span><text:span text:style-name="T2"><text:s/></text:span><text:span text:style-name="T2">re</text:span><text:span text:style-name="T2">tu</text:span><text:span text:style-name="T2">rn </text:span><text:span text:style-name="T2">c.</text:span><text:span text:style-name="T2">o</text:span><text:span text:style-name="T2">nI</text:span><text:span text:style-name="T2">te</text:span><text:span text:style-name="T2">m</text:span><text:span text:style-name="T2">(it</text:span><text:span text:style-name="T2">e</text:span><text:span text:style-name="T2">m</text:span><text:span text:style-name="T2">, </text:span><text:span text:style-name="T2">(*</text:span><text:span text:style-name="T2">Cl</text:span><text:span text:style-name="T2">ie</text:span><text:span text:style-name="T2">nt</text:span><text:span text:style-name="T2">).</text:span><text:span text:style-name="T2">se</text:span><text:span text:style-name="T2">t)</text:span></text:p>
          <text:p text:style-name="P1"><text:span text:style-name="T1">}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4cm" svg:x="6.1cm" svg:y="3.2cm">
          <text:p text:style-name="P3">Set方法入口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cm" svg:y1="4.6cm" svg:x2="9.2cm" svg:y2="5.5cm">
          <text:p/>
        </draw:line>
        <draw:custom-shape draw:style-name="gr4" draw:text-style-name="P5" draw:layer="layout" svg:width="8cm" svg:height="3.5cm" svg:x="5.2cm" svg:y="7.9cm">
          <text:p text:style-name="P1"><text:span text:style-name="T3">func (c *Client) onItem(item *Item, fn func(*Client, *bufio.ReadWriter, </text:span><text:span text:style-name="T3">*Item) error) error {</text:span></text:p>
          <text:p text:style-name="P1"><text:span text:style-name="T3"><text:s text:c="8"/></text:span><text:span text:style-name="T3">addr, err := c.selector.PickServer(item.Key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4"><text:s text:c="8"/></text:span><text:span text:style-name="T3">cn, err := c.getConn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defer cn.condRelease(&amp;err)</text:span></text:p>
          <text:p text:style-name="P1"><text:span text:style-name="T3"><text:s text:c="8"/></text:span><text:span text:style-name="T3">if err = fn(c, cn.rw, item); err != nil {</text:span></text:p>
          <text:p text:style-name="P1"><text:span text:style-name="T4"><text:s text:c="16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return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2cm" svg:y1="6.9cm" svg:x2="9.2cm" svg:y2="7.9cm">
          <text:p/>
        </draw:line>
        <draw:custom-shape draw:style-name="gr5" draw:text-style-name="P5" draw:layer="layout" svg:width="6cm" svg:height="4.8cm" svg:x="16cm" svg:y="10.2cm">
          <text:p text:style-name="P1"><text:span text:style-name="T3">func (ss *ServerList) </text:span><text:span text:style-name="T3">PickServer(key string) </text:span><text:span text:style-name="T3">(net.Addr, error) {</text:span></text:p>
          <text:p text:style-name="P1"><text:span text:style-name="T3"><text:s text:c="8"/></text:span><text:span text:style-name="T3">ss.mu.RLock()</text:span></text:p>
          <text:p text:style-name="P1"><text:span text:style-name="T3"><text:s text:c="8"/></text:span><text:span text:style-name="T3">defer ss.mu.RUnlock()</text:span></text:p>
          <text:p text:style-name="P1"><text:span text:style-name="T3"><text:s text:c="8"/></text:span><text:span text:style-name="T3">if len(ss.addrs) == 0 {</text:span></text:p>
          <text:p text:style-name="P1"><text:span text:style-name="T4"><text:s text:c="8"/></text:span><text:span text:style-name="T3"><text:s text:c="8"/></text:span><text:span text:style-name="T3">return nil, </text:span><text:span text:style-name="T3">ErrNoServers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if len(ss.addrs) == 1 {</text:span></text:p>
          <text:p text:style-name="P1"><text:span text:style-name="T4"><text:s text:c="8"/></text:span><text:span text:style-name="T3"><text:s text:c="8"/></text:span><text:span text:style-name="T3">return ss.addrs[0], </text:span><text:span text:style-name="T3">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// </text:span><text:span text:style-name="T3">这种写法是为了节省空</text:span><text:span text:style-name="T3">间，以免重复分配内存空间</text:span></text:p>
          <text:p text:style-name="P1"><text:span text:style-name="T3"><text:s text:c="8"/></text:span><text:span text:style-name="T3">bufp := </text:span><text:span text:style-name="T3">keyBufPool.Get().(*[]byte)</text:span><text:span text:style-name="T3"><text:tab/></text:span></text:p>
          <text:p text:style-name="P1"><text:span text:style-name="T3"><text:s text:c="8"/></text:span><text:span text:style-name="T3">// </text:span><text:span text:style-name="T3">从临时对象池中获取</text:span><text:span text:style-name="T3">256</text:span><text:span text:style-name="T3">字节空间</text:span></text:p>
          <text:p text:style-name="P1"><text:span text:style-name="T3"><text:s text:c="8"/></text:span><text:span text:style-name="T3">n := copy(*bufp, key)</text:span><text:span text:style-name="T3"><text:tab/></text:span><text:span text:style-name="T3">// </text:span><text:span text:style-name="T3">将</text:span><text:span text:style-name="T3">key</text:span><text:span text:style-name="T3">值复制到这个空间中</text:span></text:p>
          <text:p text:style-name="P1"><text:span text:style-name="T3"><text:s text:c="8"/></text:span><text:span text:style-name="T3">cs := </text:span><text:span text:style-name="T3">crc32.ChecksumIEEE((*bufp)</text:span><text:span text:style-name="T3">[:n])</text:span></text:p>
          <text:p text:style-name="P1"><text:span text:style-name="T4"><text:s text:c="8"/></text:span><text:span text:style-name="T3">keyBufPool.Put(bufp)</text:span></text:p>
          <text:p text:style-name="P1"><text:span text:style-name="T4"><text:s text:c="8"/></text:span><text:span text:style-name="T3">keyBufPool.Put(bufp)// </text:span><text:span text:style-name="T3">将这个内存空间放回到临时对</text:span><text:span text:style-name="T3">象池中</text:span></text:p>
          <text:p text:style-name="P1"><text:span text:style-name="T3"><text:s text:c="8"/></text:span><text:span text:style-name="T3">// </text:span><text:span text:style-name="T3">获取一个服务器地址</text:span></text:p>
          <text:p text:style-name="P1"><text:span text:style-name="T4"><text:s text:c="8"/></text:span><text:span text:style-name="T3">return ss.addrs[cs</text:span><text:span text:style-name="T3">%uint32(len(ss.addrs))],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6cm" svg:y1="8.4cm" svg:x2="15.9cm" svg:y2="10.5cm">
          <text:p/>
        </draw:line>
        <draw:custom-shape draw:style-name="gr6" draw:text-style-name="P5" draw:layer="layout" svg:width="7.3cm" svg:height="4.3cm" svg:x="5.5cm" svg:y="14cm">
          <text:p text:style-name="P1"><text:span text:style-name="T3">func (c *Client) getConn(addr net.Addr) (*conn, error) {</text:span></text:p>
          <text:p text:style-name="P1"><text:span text:style-name="T3"><text:s text:c="8"/></text:span><text:span text:style-name="T3">cn, ok := c.getFreeConn(addr)</text:span></text:p>
          <text:p text:style-name="P1"><text:span text:style-name="T3"><text:s text:c="8"/></text:span><text:span text:style-name="T3">if ok {</text:span></text:p>
          <text:p text:style-name="P1"><text:span text:style-name="T4"><text:s text:c="8"/></text:span><text:span text:style-name="T3"><text:s text:c="8"/></text:span><text:span text:style-name="T3">cn.extendDeadline()</text:span></text:p>
          <text:p text:style-name="P1"><text:span text:style-name="T4"><text:s text:c="8"/></text:span><text:span text:style-name="T3"><text:s text:c="8"/></text:span><text:span text:style-name="T3">return cn, 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nc, err := c.dial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nil,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&amp;conn{</text:span></text:p>
          <text:p text:style-name="P1"><text:span text:style-name="T4"><text:s text:c="8"/></text:span><text:span text:style-name="T3"><text:s text:c="8"/></text:span><text:span text:style-name="T3">nc: <text:s text:c="2"/>nc,</text:span></text:p>
          <text:p text:style-name="P1"><text:span text:style-name="T4"><text:s text:c="8"/></text:span><text:span text:style-name="T3"><text:s text:c="8"/></text:span><text:span text:style-name="T3">addr: addr,</text:span></text:p>
          <text:p text:style-name="P1"><text:span text:style-name="T4"><text:s text:c="8"/></text:span><text:span text:style-name="T3"><text:s text:c="8"/></text:span><text:span text:style-name="T3">rw: <text:s text:c="2"/>bufio.NewReadWriter(bufio.NewReader(nc), </text:span><text:span text:style-name="T3">bufio.NewWriter(nc)),</text:span></text:p>
          <text:p text:style-name="P1"><text:span text:style-name="T4"><text:s text:c="8"/></text:span><text:span text:style-name="T3"><text:s text:c="8"/></text:span><text:span text:style-name="T3">c: <text:s text:c="3"/>c,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.extendDeadline()</text:span></text:p>
          <text:p text:style-name="P1"><text:span text:style-name="T3"><text:s text:c="8"/></text:span><text:span text:style-name="T3">return cn,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1cm" svg:y1="9.2cm" svg:x2="8.4cm" svg:y2="14cm">
          <text:p/>
        </draw:line>
        <draw:custom-shape draw:style-name="gr7" draw:text-style-name="P5" draw:layer="layout" svg:width="5.9cm" svg:height="3.3cm" svg:x="-2.6cm" svg:y="16.7cm">
          <text:p text:style-name="P1"><text:span text:style-name="T3">func (c *Client) getFreeConn(addr net.Addr) (cn *conn, ok bool) {</text:span></text:p>
          <text:p text:style-name="P1"><text:span text:style-name="T3"><text:s text:c="8"/></text:span><text:span text:style-name="T3">c.lk.Lock()</text:span></text:p>
          <text:p text:style-name="P1"><text:span text:style-name="T3"><text:s text:c="8"/></text:span><text:span text:style-name="T3">defer c.lk.Unlock()</text:span></text:p>
          <text:p text:style-name="P1"><text:span text:style-name="T3"><text:s text:c="8"/></text:span><text:span text:style-name="T3">if c.freeconn == nil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freelist, ok := c.freeconn[addr.String()]</text:span></text:p>
          <text:p text:style-name="P1"><text:span text:style-name="T3"><text:s text:c="8"/></text:span><text:span text:style-name="T3">if !ok || len(freelist) == 0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freelist[len(freelist)-1]</text:span></text:p>
          <text:p text:style-name="P1"><text:span text:style-name="T3"><text:s text:c="8"/></text:span><text:span text:style-name="T3">c.freeconn[addr.String()] = freelist[:len(freelist)-1]</text:span></text:p>
          <text:p text:style-name="P1"><text:span text:style-name="T3"><text:s text:c="8"/></text:span><text:span text:style-name="T3">return cn, true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cm" svg:height="0.8cm" svg:x="15.3cm" svg:y="16.3cm">
          <text:p text:style-name="P7"><text:span text:style-name="T5">func </text:span><text:span text:style-name="T6">(cn *conn) extendDeadline() {</text:span><text:span text:style-name="T6"><text:line-break/></text:span><text:span text:style-name="T6"> <text:s text:c="3"/>cn.nc.SetDeadline(time.Now().Add(cn.c.netTimeout()))</text:span><text:span text:style-name="T7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1.7cm" draw:transform="skewX (0.0253072741539178) translate (-1.456cm 12.4cm)">
          <text:p text:style-name="P7"><text:span text:style-name="T9">func </text:span><text:span text:style-name="T10">(cn *conn) condRelease(err *error) {</text:span><text:span text:style-name="T10"><text:line-break/></text:span><text:span text:style-name="T10"><text:tab/></text:span><text:span text:style-name="T9">if </text:span><text:span text:style-name="T10">*err == nil || resumableError(*err) </text:span><text:span text:style-name="T10">{</text:span><text:span text:style-name="T10"><text:line-break/></text:span><text:span text:style-name="T10"><text:tab/></text:span><text:span text:style-name="T10"><text:tab/></text:span><text:span text:style-name="T10">cn.release()</text:span><text:span text:style-name="T10"><text:line-break/></text:span><text:span text:style-name="T10"><text:tab/></text:span><text:span text:style-name="T10">} </text:span><text:span text:style-name="T9">else </text:span><text:span text:style-name="T8">{</text:span><text:span text:style-name="T8"><text:line-break/></text:span><text:span text:style-name="T8"><text:tab/></text:span><text:span text:style-name="T8"><text:tab/></text:span><text:span text:style-name="T8">cn.nc.Close()</text:span><text:span text:style-name="T8"><text:line-break/></text:span><text:span text:style-name="T8"><text:tab/></text:span><text:span text:style-name="T8">}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9cm" svg:y1="10.1cm" svg:x2="2cm" svg:y2="12.4cm">
          <text:p/>
        </draw:line>
        <draw:line draw:style-name="gr3" draw:text-style-name="P6" draw:layer="layout" svg:x1="8.4cm" svg:y1="15cm" svg:x2="15.3cm" svg:y2="16.7cm">
          <text:p/>
        </draw:line>
        <draw:line draw:style-name="gr3" draw:text-style-name="P6" draw:layer="layout" svg:x1="7.9cm" svg:y1="17.7cm" svg:x2="15.3cm" svg:y2="16.8cm">
          <text:p/>
        </draw:line>
        <draw:line draw:style-name="gr3" draw:text-style-name="P6" draw:layer="layout" svg:x1="6.1cm" svg:y1="14.5cm" svg:x2="0.9cm" svg:y2="16.7cm">
          <text:p/>
        </draw:line>
        <draw:custom-shape draw:style-name="gr10" draw:text-style-name="P9" draw:layer="layout" svg:width="7.6cm" svg:height="1cm" svg:x="15.2cm" svg:y="5.1cm">
          <text:p text:style-name="P7"><text:span text:style-name="T9">func </text:span><text:span text:style-name="T8">(c *Client) </text:span><text:span text:style-name="T8">set(rw </text:span><text:span text:style-name="T8">*bufio.ReadWriter, </text:span><text:span text:style-name="T8">item *Item) error {</text:span><text:span text:style-name="T8"><text:line-break/></text:span><text:span text:style-name="T8"> <text:s text:c="6"/></text:span><text:span text:style-name="T9">return </text:span><text:span text:style-name="T10">c.populateOne(rw, </text:span><text:span text:style-name="T11">"set"</text:span><text:span text:style-name="T8">, item)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6cm" svg:y1="10.4cm" svg:x2="15cm" svg:y2="5.8cm">
          <text:p/>
        </draw:line>
        <draw:custom-shape draw:style-name="gr11" draw:text-style-name="P9" draw:layer="layout" svg:width="13cm" svg:height="10cm" svg:x="25.2cm" svg:y="0.9cm">
          <text:p text:style-name="P7"><text:span text:style-name="T9">func </text:span><text:span text:style-name="T8">(c *Client) </text:span><text:span text:style-name="T8">populateOne(rw </text:span><text:span text:style-name="T8">*bufio.ReadWriter, </text:span><text:span text:style-name="T8">verb string, item </text:span><text:span text:style-name="T8">*Item) error {</text:span><text:span text:style-name="T8"><text:line-break/></text:span><text:span text:style-name="T10"> <text:s text:c="6"/></text:span><text:span text:style-name="T9">if </text:span><text:span text:style-name="T8">!</text:span><text:span text:style-name="T8">legalKey(item.Key) {</text:span><text:span text:style-name="T8"><text:line-break/></text:span><text:span text:style-name="T8"> <text:s text:c="6"/></text:span><text:span text:style-name="T10"><text:s text:c="7"/></text:span><text:span text:style-name="T9">return </text:span><text:span text:style-name="T8">ErrMalformedKey</text:span><text:span text:style-name="T8"><text:line-break/></text:span><text:span text:style-name="T8"> <text:s text:c="6"/>}</text:span><text:span text:style-name="T8"><text:line-break/></text:span><text:span text:style-name="T10"> <text:s text:c="6"/></text:span><text:span text:style-name="T9">var </text:span><text:span text:style-name="T8">err error</text:span><text:span text:style-name="T8"><text:line-break/></text:span><text:span text:style-name="T10"> <text:s text:c="6"/></text:span><text:span text:style-name="T9">if </text:span><text:span text:style-name="T10">verb == </text:span><text:span text:style-name="T11">"cas" </text:span><text:span text:style-name="T8">{</text:span><text:span text:style-name="T8"><text:line-break/></text:span><text:span text:style-name="T8"> <text:s text:c="6"/></text:span><text:span text:style-name="T10"><text:s text:c="7"/>_, err = </text:span><text:span text:style-name="T10">fmt.Fprintf(rw, </text:span><text:span text:style-name="T11">"%s %s </text:span><text:span text:style-name="T11">%d %d %d %d\r\n"</text:span><text:span text:style-name="T8">,</text:span><text:span text:style-name="T8"><text:line-break/></text:span><text:span text:style-name="T8"> <text:s text:c="6"/></text:span><text:span text:style-name="T8"><text:tab/></text:span><text:span text:style-name="T8">verb, </text:span><text:span text:style-name="T8">item.Key, item.Flags, </text:span><text:span text:style-name="T8">item.Expiration, </text:span><text:span text:style-name="T8">len(item.Value), </text:span><text:span text:style-name="T8">item.casid)</text:span><text:span text:style-name="T8"><text:line-break/></text:span><text:span text:style-name="T12"> <text:s text:c="6"/>} </text:span><text:span text:style-name="T5">else </text:span><text:span text:style-name="T12">{</text:span><text:span text:style-name="T12"><text:line-break/></text:span><text:span text:style-name="T12"><text:tab/></text:span><text:span text:style-name="T13">// </text:span><text:span text:style-name="T14">拼接</text:span><text:span text:style-name="T13">memcache</text:span><text:span text:style-name="T14">命令</text:span><text:span text:style-name="T14"><text:line-break/></text:span><text:span text:style-name="T14"><text:tab/></text:span><text:span text:style-name="T14"><text:tab/></text:span><text:span text:style-name="T12">_, err = </text:span><text:span text:style-name="T12">fmt.Fprintf(rw, </text:span><text:span text:style-name="T15">"%s %s </text:span><text:span text:style-name="T15">%d %d %d\r\n"</text:span><text:span text:style-name="T12">,</text:span><text:span text:style-name="T12"><text:line-break/></text:span><text:span text:style-name="T12"><text:tab/></text:span><text:span text:style-name="T12"><text:tab/></text:span><text:span text:style-name="T12"><text:tab/></text:span><text:span text:style-name="T12">verb, </text:span><text:span text:style-name="T12">item.Key, item.Flags, </text:span><text:span text:style-name="T12">item.Expiration, </text:span><text:span text:style-name="T12">len(item.Value))</text:span><text:span text:style-name="T12"><text:line-break/></text:span><text:span text:style-name="T12"><text:tab/></text:span><text:span text:style-name="T12"><text:tab/></text:span><text:span text:style-name="T13">//fmt.Printf("%s %s %d </text:span><text:span text:style-name="T13">%d %d\r\n",</text:span><text:span text:style-name="T13"><text:line-break/></text:span><text:span text:style-name="T13"><text:tab/></text:span><text:span text:style-name="T13"><text:tab/></text:span><text:span text:style-name="T13">//</text:span><text:span text:style-name="T13"><text:tab/></text:span><text:span text:style-name="T13">verb, </text:span><text:span text:style-name="T13">item.Key, item.Flags, </text:span><text:span text:style-name="T13">item.Expiration, </text:span><text:span text:style-name="T13">len(item.Value))</text:span><text:span text:style-name="T13"><text:line-break/></text:span><text:span text:style-name="T13"><text:tab/></text:span><text:span text:style-name="T10">}</text:span><text:span text:style-name="T10"><text:line-break/></text:span><text:span text:style-name="T10"><text:tab/></text:span><text:span text:style-name="T9">if </text:span><text:span text:style-name="T10">err != </text:span><text:span text:style-name="T10">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err </text:span><text:span text:style-name="T10">= </text:span><text:span text:style-name="T10">rw.Write(item.Value);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</text:span><text:span text:style-name="T10">err := rw.Write(crlf);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err := </text:span><text:span text:style-name="T10">rw.Flush(); err != nil </text:span><text:span text:style-name="T10">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10">line, </text:span><text:span text:style-name="T10">err := rw.ReadSlice(</text:span><text:span text:style-name="T11">'\</text:span><text:span text:style-name="T11">n'</text:span><text:span text:style-name="T10">)</text:span><text:span text:style-name="T10"><text:line-break/></text:span><text:span text:style-name="T10"><text:tab/></text:span><text:span text:style-name="T9">if </text:span><text:span text:style-name="T10">err != </text:span><text:span text:style-name="T10">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switch </text:span><text:span text:style-name="T10">{</text:span><text:span text:style-name="T10"><text:line-break/></text:span><text:span text:style-name="T10"><text:tab/></text:span><text:span text:style-name="T9">case </text:span><text:span text:style-name="T10">bytes.Equal(line, </text:span><text:span text:style-name="T10">resul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nil</text:span><text:span text:style-name="T10"><text:line-break/></text:span><text:span text:style-name="T10"><text:tab/></text:span><text:span text:style-name="T9">case </text:span><text:span text:style-name="T10">bytes.Equal(line, </text:span><text:span text:style-name="T10">resultNo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ErrNotStored</text:span><text:span text:style-name="T10"><text:line-break/></text:span><text:span text:style-name="T10"><text:tab/></text:span><text:span text:style-name="T9">case </text:span><text:span text:style-name="T10">bytes.Equal(line, </text:span><text:span text:style-name="T10">resultExists):</text:span><text:span text:style-name="T10"><text:line-break/></text:span><text:span text:style-name="T10"><text:tab/></text:span><text:span text:style-name="T10"><text:tab/></text:span><text:span text:style-name="T9">return </text:span><text:span text:style-name="T10">ErrCASConflict</text:span><text:span text:style-name="T10"><text:line-break/></text:span><text:span text:style-name="T10"><text:tab/></text:span><text:span text:style-name="T9">case </text:span><text:span text:style-name="T10">bytes.Equal(line, </text:span><text:span text:style-name="T10">resultNotFound):</text:span><text:span text:style-name="T10"><text:line-break/></text:span><text:span text:style-name="T10"><text:tab/></text:span><text:span text:style-name="T10"><text:tab/></text:span><text:span text:style-name="T9">return </text:span><text:span text:style-name="T10">ErrCacheMiss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return </text:span><text:span text:style-name="T10">fmt.Errorf(</text:span><text:span text:style-name="T11">"memcache: </text:span><text:span text:style-name="T11">unexpected response </text:span><text:span text:style-name="T11">line from %q: %q"</text:span><text:span text:style-name="T8">, </text:span><text:span text:style-name="T8">verb, string(line))</text:span><text:span text:style-name="T8"><text:line-break/></text:span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21.7cm" svg:y1="5.4cm" svg:x2="26.3cm" svg:y2="1cm">
          <text:p/>
        </draw:line>
        <draw:custom-shape draw:style-name="gr12" draw:text-style-name="P10" draw:layer="layout" svg:width="3.107cm" svg:height="0.9cm" draw:transform="skewX (0.0743510261349584) translate (18.293cm 8.7cm)">
          <text:p text:style-name="P3"><text:span text:style-name="T3">从地址中获取一个</text:span><text:span text:style-name="T3">ip</text:span><text:span text:style-name="T3">地址</text:span></text:p>
          <draw:enhanced-geometry svg:viewBox="0 0 21600 21600" draw:text-areas="800 800 20800 20800" draw:type="round-rectangular-callout" draw:modifiers="2050.19305019305 38165.593784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4.3cm" svg:height="0.9cm" svg:x="-0.7cm" svg:y="14.7cm">
          <text:p text:style-name="P1"><text:span text:style-name="T3">从空闲连接池中获取一个连接，如果空闲连</text:span></text:p>
          <text:p text:style-name="P1"><text:span text:style-name="T3">接池为空，则返回</text:span><text:span text:style-name="T3">nil, false</text:span></text:p>
          <draw:enhanced-geometry svg:viewBox="0 0 21600 21600" draw:text-areas="800 800 20800 20800" draw:type="round-rectangular-callout" draw:modifiers="1742.66449662869 47587.1254162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3.1cm" svg:height="1.1cm" svg:x="14cm" svg:y="7.6cm">
          <text:p text:style-name="P1"><text:span text:style-name="T3">选择一个之前</text:span><text:span text:style-name="T3">New</text:span><text:span text:style-name="T3">所设置的</text:span></text:p>
          <text:p text:style-name="P1"><text:span text:style-name="T3">服务器地址。</text:span></text:p>
          <draw:enhanced-geometry svg:viewBox="0 0 21600 21600" draw:text-areas="800 800 20800 20800" draw:type="round-rectangular-callout" draw:modifiers="3837.98774588842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2.6cm" svg:height="0.9cm" svg:x="9cm" svg:y="11.7cm">
          <text:p text:style-name="P1"><text:span text:style-name="T3">连接选择的那个服务器</text:span></text:p>
          <draw:enhanced-geometry svg:viewBox="0 0 21600 21600" draw:text-areas="800 800 20800 20800" draw:type="round-rectangular-callout" draw:modifiers="-5057.43944636678 33490.788013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2.9cm" svg:height="0.6cm" svg:x="5cm" svg:y="12.2cm">
          <text:p text:style-name="P3"><text:span text:style-name="T3">发送数据给</text:span><text:span text:style-name="T3">memcached</text:span><text:span text:style-name="T3">服务器</text:span></text:p>
          <draw:enhanced-geometry svg:viewBox="0 0 21600 21600" draw:text-areas="800 800 20800 20800" draw:type="round-rectangular-callout" draw:modifiers="11458.9451913133 -63542.0965058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1.9cm" svg:height="0.5cm" svg:x="13.5cm" svg:y="15.2cm">
          <text:p text:style-name="P1"><text:span text:style-name="T3">设置了过期时间</text:span></text:p>
          <draw:enhanced-geometry svg:viewBox="0 0 21600 21600" draw:text-areas="800 800 20800 20800" draw:type="round-rectangular-callout" draw:modifiers="3579.16885849553 44967.6646706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2" draw:layer="layout" svg:width="4.6cm" svg:height="1.1cm" svg:x="10.2cm" svg:y="1.4cm">
          <text:p text:style-name="P1"><text:span text:style-name="T3">虽然设置了多个服务器地址，但是</text:span><text:span text:style-name="T3">set</text:span><text:span text:style-name="T3">执行时，</text:span></text:p>
          <text:p text:style-name="P1"><text:span text:style-name="T3">却是根据</text:span><text:span text:style-name="T3">key</text:span><text:span text:style-name="T3">随机选择一个服务器地址，只有</text:span></text:p>
          <text:p text:style-name="P1"><text:span text:style-name="T3">在选择的那个服务器上才进行了缓存</text:span></text:p>
          <draw:enhanced-geometry svg:viewBox="0 0 21600 21600" draw:text-areas="800 800 20800 20800" draw:type="round-rectangular-callout" draw:modifiers="3131.31927841774 34803.2697547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7.2cm" svg:height="2.5cm" svg:x="7.5cm" svg:y="-1.5cm">
          <text:p text:style-name="P11"><text:span text:style-name="T3">用</text:span><text:span text:style-name="T3">法：</text:span></text:p>
          <text:p text:style-name="P13"><text:span text:style-name="T10">mc :</text:span><text:span text:style-name="T10">= </text:span><text:span text:style-name="T10">memc</text:span><text:span text:style-name="T10">ache</text:span><text:span text:style-name="T10">.New</text:span><text:span text:style-name="T10">(</text:span><text:span text:style-name="T11">"12</text:span><text:span text:style-name="T11">7.0.</text:span><text:span text:style-name="T11">0.1:</text:span><text:span text:style-name="T11">1121</text:span><text:span text:style-name="T11">1"</text:span><text:span text:style-name="T10">)</text:span><text:span text:style-name="T10"><text:line-break/></text:span><text:span text:style-name="T10">mc.S</text:span><text:span text:style-name="T10">et(&amp;</text:span><text:span text:style-name="T10">memc</text:span><text:span text:style-name="T10">ache</text:span><text:span text:style-name="T10">.Ite</text:span><text:span text:style-name="T10">m{Ke</text:span><text:span text:style-name="T10">y:</text:span><text:span text:style-name="T11">"d</text:span><text:span text:style-name="T11">ata"</text:span><text:span text:style-name="T10">,Val</text:span><text:span text:style-name="T10">ue:</text:span><text:span text:style-name="T10">[]by</text:span><text:span text:style-name="T10">te(</text:span><text:span text:style-name="T11">"</text:span><text:span text:style-name="T16">你</text:span><text:span text:style-name="T16">好！</text:span><text:span text:style-name="T11">"</text:span><text:span text:style-name="T8">)})</text:span></text:p>
          <text:p text:style-name="P11"><text:span text:style-name="T3"/></text:p>
          <text:p text:style-name="P11"><text:span text:style-name="T3">主要</text:span><text:span text:style-name="T3">分为</text:span><text:span text:style-name="T3">以下</text:span><text:span text:style-name="T3">步</text:span><text:span text:style-name="T3">骤：</text:span></text:p>
          <text:p text:style-name="P11"><text:span text:style-name="T3">1</text:span><text:span text:style-name="T3">、</text:span><text:span text:style-name="T3">选择</text:span><text:span text:style-name="T3">一个</text:span><text:span text:style-name="T3">mem</text:span><text:span text:style-name="T3">cach</text:span><text:span text:style-name="T3">ed</text:span><text:span text:style-name="T3">服</text:span><text:span text:style-name="T3">务器</text:span><text:span text:style-name="T3">并进</text:span><text:span text:style-name="T3">行连</text:span><text:span text:style-name="T3">接</text:span></text:p>
          <text:p text:style-name="P11"><text:span text:style-name="T3">2</text:span><text:span text:style-name="T3">、</text:span><text:span text:style-name="T3">向连</text:span><text:span text:style-name="T3">接的</text:span><text:span text:style-name="T3">那个</text:span><text:span text:style-name="T3">mem</text:span><text:span text:style-name="T3">cach</text:span><text:span text:style-name="T3">ed</text:span><text:span text:style-name="T3">服</text:span><text:span text:style-name="T3">务器</text:span><text:span text:style-name="T3">发送</text:span><text:span text:style-name="T3">数据</text:span><text:span text:style-name="T3">并处</text:span><text:span text:style-name="T3">理相</text:span><text:span text:style-name="T3">关内</text:span><text:span text:style-name="T3">容</text:span></text:p>
          <text:p text:style-name="P11"><text:span text:style-name="T3">3</text:span><text:span text:style-name="T3">、</text:span><text:span text:style-name="T3">连接</text:span><text:span text:style-name="T3">处理</text:span><text:span text:style-name="T3">（回</text:span><text:span text:style-name="T3">收或</text:span><text:span text:style-name="T3">释</text:span><text:span text:style-name="T3">放）</text:span></text:p>
          <draw:enhanced-geometry svg:viewBox="0 0 21600 21600" draw:text-areas="800 800 20800 20800" draw:type="round-rectangular-callout" draw:modifiers="2405.66587973893 43372.730907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0.8cm" svg:height="0.5cm" svg:x="11.1cm" svg:y="17.4cm">
          <text:p text:style-name="P3"><text:span text:style-name="T17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11.2cm" svg:y="15cm">
          <text:p text:style-name="P3"><text:span text:style-name="T17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4cm" svg:y="15.5cm">
          <text:p text:style-name="P3"><text:span text:style-name="T17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22.9cm" svg:y="4.4cm">
          <text:p text:style-name="P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8.2cm" svg:y="10.7cm">
          <text:p text:style-name="P3"><text:span text:style-name="T17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14cm" svg:y="10.3cm">
          <text:p text:style-name="P3"><text:span text:style-name="T17">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4" draw:layer="layout" svg:width="0.8cm" svg:height="0.5cm" svg:x="7cm" svg:y="9.4cm">
          <text:p text:style-name="P3"><text:span text:style-name="T17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9.2cm" svg:y="7cm">
          <text:p text:style-name="P3"><text:span text:style-name="T17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9.2cm" svg:y="4.7cm">
          <text:p text:style-name="P3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3.8cm" svg:y="10.4cm">
          <text:p text:style-name="P3"><text:span text:style-name="T17">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margin-left="0cm" fo:margin-right="0cm" fo:text-indent="0cm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0:25:11.795653524</meta:creation-date>
    <dc:date>2018-12-21T10:52:33.427053576</dc:date>
    <meta:editing-duration>PT1H54M9S</meta:editing-duration>
    <meta:editing-cycles>21</meta:editing-cycles>
    <meta:generator>LibreOffice/6.1.2.1$Linux_X86_64 LibreOffice_project/10$Build-1</meta:generator>
    <meta:document-statistic meta:object-count="38"/>
  </office:meta>
</office:document-meta>
</file>